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Scripts/python/doc/help.html" manifest:media-type="application/binary"/>
  <manifest:file-entry manifest:full-path="Scripts/python/doc/help.py" manifest:media-type="application/binary"/>
  <manifest:file-entry manifest:full-path="Scripts/python/doc/" manifest:media-type="application/binary"/>
  <manifest:file-entry manifest:full-path="Scripts/python/listener.py" manifest:media-type="application/binary"/>
  <manifest:file-entry manifest:full-path="Scripts/python/stamp.py" manifest:media-type="application/binary"/>
  <manifest:file-entry manifest:full-path="Scripts/python/pythonpath/textwidth.py" manifest:media-type="application/binary"/>
  <manifest:file-entry manifest:full-path="Scripts/python/pythonpath/kicadnet.py" manifest:media-type="application/binary"/>
  <manifest:file-entry manifest:full-path="Scripts/python/pythonpath/schematic.py" manifest:media-type="application/binary"/>
  <manifest:file-entry manifest:full-path="Scripts/python/pythonpath/common.py" manifest:media-type="application/binary"/>
  <manifest:file-entry manifest:full-path="Scripts/python/pythonpath/config.py" manifest:media-type="application/binary"/>
  <manifest:file-entry manifest:full-path="Scripts/python/pythonpath/" manifest:media-type="application/binary"/>
  <manifest:file-entry manifest:full-path="Scripts/python/settings.py" manifest:media-type="application/binary"/>
  <manifest:file-entry manifest:full-path="Scripts/python/settings.ini" manifest:media-type=""/>
  <manifest:file-entry manifest:full-path="Scripts/python/index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Pictures/10002C26000052220000741E2A87D82B.svg" manifest:media-type="image/svg+xml"/>
  <manifest:file-entry manifest:full-path="Pictures/1000362E000052220000741E37BCE196.svg" manifest:media-type="image/svg+xml"/>
  <manifest:file-entry manifest:full-path="Pictures/100031F4000052220000741E82AB0F96.svg" manifest:media-type="image/svg+xml"/>
  <manifest:file-entry manifest:full-path="Pictures/10003054000052220000741EE6C08D99.svg" manifest:media-type="image/svg+xml"/>
  <manifest:file-entry manifest:full-path="Pictures/10001EFD000052220000741E216EAD6D.svg" manifest:media-type="image/svg+xml"/>
  <manifest:file-entry manifest:full-path="Configurations2/toolbar/custom_index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OpenGost_Type_B_TT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Перечень_5f_элементов" style:display-name="Перечень_элементов" style:family="table">
      <style:table-properties style:width="18.5cm" fo:margin-left="2cm" table:align="left"/>
    </style:style>
    <style:style style:name="Перечень_5f_элементов.A" style:display-name="Перечень_элементов.A" style:family="table-column">
      <style:table-column-properties style:column-width="1.998cm"/>
    </style:style>
    <style:style style:name="Перечень_5f_элементов.B" style:display-name="Перечень_элементов.B" style:family="table-column">
      <style:table-column-properties style:column-width="11cm"/>
    </style:style>
    <style:style style:name="Перечень_5f_элементов.C" style:display-name="Перечень_элементов.C" style:family="table-column">
      <style:table-column-properties style:column-width="1cm"/>
    </style:style>
    <style:style style:name="Перечень_5f_элементов.D" style:display-name="Перечень_элементов.D" style:family="table-column">
      <style:table-column-properties style:column-width="4.501cm"/>
    </style:style>
    <style:style style:name="Перечень_5f_элементов.1" style:display-name="Перечень_элементов.1" style:family="table-row">
      <style:table-row-properties style:row-height="1.499cm"/>
    </style:style>
    <style:style style:name="Перечень_5f_элементов.A1" style:display-name="Перечень_элементов.A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1.4pt solid #000000"/>
    </style:style>
    <style:style style:name="Перечень_5f_элементов.B1" style:display-name="Перечень_элементов.B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Перечень_5f_элементов.2" style:display-name="Перечень_элементов.2" style:family="table-row">
      <style:table-row-properties style:row-height="0.827cm"/>
    </style:style>
    <style:style style:name="Перечень_5f_элементов.A2" style:display-name="Перечень_элементов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" style:display-name="Перечень_элементов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" style:display-name="Перечень_элементов.D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" style:display-name="Перечень_элементов.D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" style:display-name="Перечень_элементов.D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" style:display-name="Перечень_элементов.D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" style:display-name="Перечень_элементов.D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" style:display-name="Перечень_элементов.D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" style:display-name="Перечень_элементов.D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9" style:display-name="Перечень_элементов.D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0" style:display-name="Перечень_элементов.D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1" style:display-name="Перечень_элементов.D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2" style:display-name="Перечень_элементов.D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3" style:display-name="Перечень_элементов.D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4" style:display-name="Перечень_элементов.D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5" style:display-name="Перечень_элементов.D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6" style:display-name="Перечень_элементов.D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7" style:display-name="Перечень_элементов.D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8" style:display-name="Перечень_элементов.D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9" style:display-name="Перечень_элементов.D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0" style:display-name="Перечень_элементов.D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1" style:display-name="Перечень_элементов.D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2" style:display-name="Перечень_элементов.D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3" style:display-name="Перечень_элементов.D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4" style:display-name="Перечень_элементов.D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5" style:display-name="Перечень_элементов.D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6" style:display-name="Перечень_элементов.D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7" style:display-name="Перечень_элементов.D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8" style:display-name="Перечень_элементов.D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9" style:display-name="Перечень_элементов.D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30" style:display-name="Перечень_элементов.30" style:family="table-row">
      <style:table-row-properties style:row-height="0.801cm"/>
    </style:style>
    <style:style style:name="Перечень_5f_элементов.A30" style:display-name="Перечень_элементов.A3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0" style:display-name="Перечень_элементов.B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0" style:display-name="Перечень_элементов.C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0" style:display-name="Перечень_элементов.D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1" style:display-name="Перечень_элементов.D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2" style:display-name="Перечень_элементов.D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3" style:display-name="Перечень_элементов.D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4" style:display-name="Перечень_элементов.D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5" style:display-name="Перечень_элементов.D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6" style:display-name="Перечень_элементов.D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7" style:display-name="Перечень_элементов.A3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7" style:display-name="Перечень_элементов.B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7" style:display-name="Перечень_элементов.C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7" style:display-name="Перечень_элементов.D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8" style:display-name="Перечень_элементов.D3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9" style:display-name="Перечень_элементов.D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0" style:display-name="Перечень_элементов.A4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40" style:display-name="Перечень_элементов.B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40" style:display-name="Перечень_элементов.C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0" style:display-name="Перечень_элементов.D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1" style:display-name="Перечень_элементов.D4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2" style:display-name="Перечень_элементов.A4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42" style:display-name="Перечень_элементов.B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42" style:display-name="Перечень_элементов.C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2" style:display-name="Перечень_элементов.D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3" style:display-name="Перечень_элементов.D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4" style:display-name="Перечень_элементов.A4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44" style:display-name="Перечень_элементов.B4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44" style:display-name="Перечень_элементов.C4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4" style:display-name="Перечень_элементов.D4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5" style:display-name="Перечень_элементов.D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6" style:display-name="Перечень_элементов.D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7" style:display-name="Перечень_элементов.D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8" style:display-name="Перечень_элементов.D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9" style:display-name="Перечень_элементов.D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0" style:display-name="Перечень_элементов.D5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1" style:display-name="Перечень_элементов.D5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2" style:display-name="Перечень_элементов.D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3" style:display-name="Перечень_элементов.D5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4" style:display-name="Перечень_элементов.A5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54" style:display-name="Перечень_элементов.B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54" style:display-name="Перечень_элементов.C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4" style:display-name="Перечень_элементов.D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5" style:display-name="Перечень_элементов.D5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6" style:display-name="Перечень_элементов.A5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56" style:display-name="Перечень_элементов.B5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56" style:display-name="Перечень_элементов.C5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6" style:display-name="Перечень_элементов.D5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7" style:display-name="Перечень_элементов.D5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8" style:display-name="Перечень_элементов.D5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9" style:display-name="Перечень_элементов.D5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0" style:display-name="Перечень_элементов.D6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61" style:display-name="Перечень_элементов.61" style:family="table-row">
      <style:table-row-properties style:row-height="0.834cm"/>
    </style:style>
    <style:style style:name="Перечень_5f_элементов.D61" style:display-name="Перечень_элементов.D6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2" style:display-name="Перечень_элементов.D6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3" style:display-name="Перечень_элементов.D6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4" style:display-name="Перечень_элементов.D6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5" style:display-name="Перечень_элементов.D6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6" style:display-name="Перечень_элементов.D6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7" style:display-name="Перечень_элементов.D6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8" style:display-name="Перечень_элементов.D6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9" style:display-name="Перечень_элементов.D6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0" style:display-name="Перечень_элементов.D7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1" style:display-name="Перечень_элементов.D7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2" style:display-name="Перечень_элементов.D7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3" style:display-name="Перечень_элементов.D7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4" style:display-name="Перечень_элементов.D7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5" style:display-name="Перечень_элементов.D7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6" style:display-name="Перечень_элементов.D7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7" style:display-name="Перечень_элементов.D7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8" style:display-name="Перечень_элементов.D7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9" style:display-name="Перечень_элементов.D7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0" style:display-name="Перечень_элементов.D8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1" style:display-name="Перечень_элементов.D8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2" style:display-name="Перечень_элементов.D8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3" style:display-name="Перечень_элементов.D8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4" style:display-name="Перечень_элементов.D8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5" style:display-name="Перечень_элементов.D8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6" style:display-name="Перечень_элементов.D8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7" style:display-name="Перечень_элементов.D8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8" style:display-name="Перечень_элементов.D8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9" style:display-name="Перечень_элементов.D8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90" style:display-name="Перечень_элементов.D9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91" style:display-name="Перечень_элементов.D9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92" style:display-name="Перечень_элементов.A9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92" style:display-name="Перечень_элементов.B9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92" style:display-name="Перечень_элементов.C9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92" style:display-name="Перечень_элементов.D9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93" style:display-name="Перечень_элементов.D9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94" style:display-name="Перечень_элементов.D9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95" style:display-name="Перечень_элементов.D9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96" style:display-name="Перечень_элементов.D9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97" style:display-name="Перечень_элементов.D9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98" style:display-name="Перечень_элементов.A9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98" style:display-name="Перечень_элементов.B9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98" style:display-name="Перечень_элементов.C9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98" style:display-name="Перечень_элементов.D9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99" style:display-name="Перечень_элементов.D9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P1" style:family="paragraph" style:parent-style-name="Пустой" style:master-page-name="Первый_20_лист_20_1">
      <style:paragraph-properties style:page-number="auto"/>
    </style:style>
    <style:style style:name="P2" style:family="paragraph" style:parent-style-name="Заголовок_20_графы_20_таблицы">
      <style:paragraph-properties fo:line-height="80%"/>
    </style:style>
    <style:style style:name="P3" style:family="paragraph" style:parent-style-name="Поз._20_обозначение">
      <style:text-properties style:text-scale="100%"/>
    </style:style>
    <style:style style:name="P4" style:family="paragraph" style:parent-style-name="Наименование">
      <style:text-properties style:text-scale="100%"/>
    </style:style>
    <style:style style:name="P5" style:family="paragraph" style:parent-style-name="Кол.">
      <style:text-properties style:text-scale="100%"/>
    </style:style>
    <style:style style:name="P6" style:family="paragraph" style:parent-style-name="Поз._20_обозначение">
      <style:text-properties style:text-scale="89%"/>
    </style:style>
    <style:style style:name="P7" style:family="paragraph" style:parent-style-name="Значение_20_графы_20_форматной_20_рамки_20__28_повёрнуто_29_">
      <style:text-properties fo:font-size="16pt" style:text-scale="100%"/>
    </style:style>
    <style:style style:name="P8" style:family="paragraph" style:parent-style-name="Заголовок_20_графы_20_форматной_20_рамки">
      <style:text-properties style:text-scale="90%"/>
    </style:style>
    <style:style style:name="P9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10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11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100%"/>
    </style:style>
    <style:style style:name="P12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13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14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P15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16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T1" style:family="text">
      <style:text-properties style:text-scale="100%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Перечень_элементов" table:style-name="Перечень_5f_элементов">
        <table:table-column table:style-name="Перечень_5f_элементов.A"/>
        <table:table-column table:style-name="Перечень_5f_элементов.B"/>
        <table:table-column table:style-name="Перечень_5f_элементов.C"/>
        <table:table-column table:style-name="Перечень_5f_элементов.D"/>
        <table:table-header-rows>
          <table:table-row table:style-name="Перечень_5f_элементов.1">
            <table:table-cell table:style-name="Перечень_5f_элементов.A1" office:value-type="string">
              <text:p text:style-name="P2">Поз.<text:line-break/>обозна-<text:line-break/>чение</text:p>
            </table:table-cell>
            <table:table-cell table:style-name="Перечень_5f_элементов.B1" office:value-type="string">
              <text:p text:style-name="Заголовок_20_графы_20_таблицы">Наименование</text:p>
            </table:table-cell>
            <table:table-cell table:style-name="Перечень_5f_элементов.B1" office:value-type="string">
              <text:p text:style-name="Заголовок_20_графы_20_таблицы">Кол.</text:p>
            </table:table-cell>
            <table:table-cell table:style-name="Перечень_5f_элементов.B1" office:value-type="string">
              <text:p text:style-name="Заголовок_20_графы_20_таблицы">Примечание</text:p>
            </table:table-cell>
          </table:table-row>
        </table:table-header-rows>
        <table:table-row table:style-name="Перечень_5f_элементов.2">
          <table:table-cell table:style-name="Перечень_5f_элементов.A2" office:value-type="string">
            <text:p text:style-name="P3">C1, C2</text:p>
          </table:table-cell>
          <table:table-cell table:style-name="Перечень_5f_элементов.B2" office:value-type="string">
            <text:p text:style-name="P4">Конденсатор керамический 100 нФ 0603</text:p>
          </table:table-cell>
          <table:table-cell table:style-name="Перечень_5f_элементов.B2" office:value-type="string">
            <text:p text:style-name="P5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">C3</text:p>
          </table:table-cell>
          <table:table-cell table:style-name="Перечень_5f_элементов.B2" office:value-type="string">
            <text:p text:style-name="P4">Конденсатор керамический 2.2 мкФ 0603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">C4-C7</text:p>
          </table:table-cell>
          <table:table-cell table:style-name="Перечень_5f_элементов.B2" office:value-type="string">
            <text:p text:style-name="P4">Конденсатор керамический 4.7 нФ 0603</text:p>
          </table:table-cell>
          <table:table-cell table:style-name="Перечень_5f_элементов.B2" office:value-type="string">
            <text:p text:style-name="P5">4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">C8</text:p>
          </table:table-cell>
          <table:table-cell table:style-name="Перечень_5f_элементов.B2" office:value-type="string">
            <text:p text:style-name="P4">Конденсатор керамический 2.2 мкФ 0603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">C9</text:p>
          </table:table-cell>
          <table:table-cell table:style-name="Перечень_5f_элементов.B2" office:value-type="string">
            <text:p text:style-name="P4">Конденсатор керамический 15 пФ 0603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">C10-C12</text:p>
          </table:table-cell>
          <table:table-cell table:style-name="Перечень_5f_элементов.B2" office:value-type="string">
            <text:p text:style-name="P4">Конденсатор керамический 2.2 мкФ 0603</text:p>
          </table:table-cell>
          <table:table-cell table:style-name="Перечень_5f_элементов.B2" office:value-type="string">
            <text:p text:style-name="P5">3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">C13</text:p>
          </table:table-cell>
          <table:table-cell table:style-name="Перечень_5f_элементов.B2" office:value-type="string">
            <text:p text:style-name="P4">Конденсатор керамический 100 нФ 0603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">C14</text:p>
          </table:table-cell>
          <table:table-cell table:style-name="Перечень_5f_элементов.B2" office:value-type="string">
            <text:p text:style-name="P4">Конденсатор керамический 2.2 мкФ 0603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">C15</text:p>
          </table:table-cell>
          <table:table-cell table:style-name="Перечень_5f_элементов.B2" office:value-type="string">
            <text:p text:style-name="P4">Конденсатор керамический 15 пФ 0603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">C16-C22</text:p>
          </table:table-cell>
          <table:table-cell table:style-name="Перечень_5f_элементов.B2" office:value-type="string">
            <text:p text:style-name="P4">Конденсатор керамический 2.2 мкФ 0603</text:p>
          </table:table-cell>
          <table:table-cell table:style-name="Перечень_5f_элементов.B2" office:value-type="string">
            <text:p text:style-name="P5">7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">C23</text:p>
          </table:table-cell>
          <table:table-cell table:style-name="Перечень_5f_элементов.B2" office:value-type="string">
            <text:p text:style-name="P4">Конденсатор керамический 120 пФ 0603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">C24, C25</text:p>
          </table:table-cell>
          <table:table-cell table:style-name="Перечень_5f_элементов.B2" office:value-type="string">
            <text:p text:style-name="P4">Конденсатор керамический 2.2 мкФ 0603</text:p>
          </table:table-cell>
          <table:table-cell table:style-name="Перечень_5f_элементов.B2" office:value-type="string">
            <text:p text:style-name="P5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">C26</text:p>
          </table:table-cell>
          <table:table-cell table:style-name="Перечень_5f_элементов.B2" office:value-type="string">
            <text:p text:style-name="P4">Конденсатор керамический 6.8 нФ 0603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">C27</text:p>
          </table:table-cell>
          <table:table-cell table:style-name="Перечень_5f_элементов.B2" office:value-type="string">
            <text:p text:style-name="P4">Конденсатор керамический 22 нФ 0603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">C28</text:p>
          </table:table-cell>
          <table:table-cell table:style-name="Перечень_5f_элементов.B2" office:value-type="string">
            <text:p text:style-name="P4">Конденсатор керамический 2.2 мкФ 0603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">C29-C31</text:p>
          </table:table-cell>
          <table:table-cell table:style-name="Перечень_5f_элементов.B2" office:value-type="string">
            <text:p text:style-name="P4">Конденсатор керамический 10 мкФ 50В 1206</text:p>
          </table:table-cell>
          <table:table-cell table:style-name="Перечень_5f_элементов.B2" office:value-type="string">
            <text:p text:style-name="P5">3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">C32</text:p>
          </table:table-cell>
          <table:table-cell table:style-name="Перечень_5f_элементов.B2" office:value-type="string">
            <text:p text:style-name="P4">Конденсатор керамический 100 нФ 0603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">C33-C35</text:p>
          </table:table-cell>
          <table:table-cell table:style-name="Перечень_5f_элементов.B2" office:value-type="string">
            <text:p text:style-name="P4">Конденсатор крамический 220 нФ X7R 0603</text:p>
          </table:table-cell>
          <table:table-cell table:style-name="Перечень_5f_элементов.B2" office:value-type="string">
            <text:p text:style-name="P5">3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">C36, C37</text:p>
          </table:table-cell>
          <table:table-cell table:style-name="Перечень_5f_элементов.B2" office:value-type="string">
            <text:p text:style-name="P4">Конденсатор керамический 2.2 нФ 0603</text:p>
          </table:table-cell>
          <table:table-cell table:style-name="Перечень_5f_элементов.B2" office:value-type="string">
            <text:p text:style-name="P5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">C38</text:p>
          </table:table-cell>
          <table:table-cell table:style-name="Перечень_5f_элементов.B2" office:value-type="string">
            <text:p text:style-name="P4">Конденсатор керамический 2.2 мкФ 0603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">C39</text:p>
          </table:table-cell>
          <table:table-cell table:style-name="Перечень_5f_элементов.B2" office:value-type="string">
            <text:p text:style-name="P4">Конденсатор танталовый 100 мкФ 10В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">C40</text:p>
          </table:table-cell>
          <table:table-cell table:style-name="Перечень_5f_элементов.B2" office:value-type="string">
            <text:p text:style-name="P4">Конденсатор керамический 10 мкФ 50В 1206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">C41</text:p>
          </table:table-cell>
          <table:table-cell table:style-name="Перечень_5f_элементов.B2" office:value-type="string">
            <text:p text:style-name="P4">Конденсатор танталовый 100 мкФ 10В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">C42, C43</text:p>
          </table:table-cell>
          <table:table-cell table:style-name="Перечень_5f_элементов.B2" office:value-type="string">
            <text:p text:style-name="P4">Конденсатор керамический 10 мкФ 50В 1206</text:p>
          </table:table-cell>
          <table:table-cell table:style-name="Перечень_5f_элементов.B2" office:value-type="string">
            <text:p text:style-name="P5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">C44</text:p>
          </table:table-cell>
          <table:table-cell table:style-name="Перечень_5f_элементов.B2" office:value-type="string">
            <text:p text:style-name="P4">Конденсатор керамический 15 мкФ 100В 2220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">C45, C46</text:p>
          </table:table-cell>
          <table:table-cell table:style-name="Перечень_5f_элементов.B2" office:value-type="string">
            <text:p text:style-name="P4">Конденсатор керамический 10 мкФ 50В 1206</text:p>
          </table:table-cell>
          <table:table-cell table:style-name="Перечень_5f_элементов.B2" office:value-type="string">
            <text:p text:style-name="P5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">C47</text:p>
          </table:table-cell>
          <table:table-cell table:style-name="Перечень_5f_элементов.B2" office:value-type="string">
            <text:p text:style-name="P4">Конденсатор керамический 15 мкФ 100В 2220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">C48-C53</text:p>
          </table:table-cell>
          <table:table-cell table:style-name="Перечень_5f_элементов.B2" office:value-type="string">
            <text:p text:style-name="P4">Конденсатор керамический 100 нФ 0603</text:p>
          </table:table-cell>
          <table:table-cell table:style-name="Перечень_5f_элементов.B2" office:value-type="string">
            <text:p text:style-name="P5">6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30" office:value-type="string">
            <text:p text:style-name="Поз._20_обозначение"/>
          </table:table-cell>
          <table:table-cell table:style-name="Перечень_5f_элементов.B30" office:value-type="string">
            <text:p text:style-name="Наименование"/>
          </table:table-cell>
          <table:table-cell table:style-name="Перечень_5f_элементов.C30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D1</text:p>
          </table:table-cell>
          <table:table-cell table:style-name="Перечень_5f_элементов.B2" office:value-type="string">
            <text:p text:style-name="P4">Светодиод красный 0603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D2</text:p>
          </table:table-cell>
          <table:table-cell table:style-name="Перечень_5f_элементов.B2" office:value-type="string">
            <text:p text:style-name="P4">Светодиод зелёный 0603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D3</text:p>
          </table:table-cell>
          <table:table-cell table:style-name="Перечень_5f_элементов.B2" office:value-type="string">
            <text:p text:style-name="P4">Светодиод жёлтый 0603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D4</text:p>
          </table:table-cell>
          <table:table-cell table:style-name="Перечень_5f_элементов.B2" office:value-type="string">
            <text:p text:style-name="P4">Диод Шоттки 1N5819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D5</text:p>
          </table:table-cell>
          <table:table-cell table:style-name="Перечень_5f_элементов.B2" office:value-type="string">
            <text:p text:style-name="P4">Защитный диод SMAJ7.0A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D7</text:p>
          </table:table-cell>
          <table:table-cell table:style-name="Перечень_5f_элементов.B2" office:value-type="string">
            <text:p text:style-name="P4">Диод Шоттки SS24 SMA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30" office:value-type="string">
            <text:p text:style-name="Поз._20_обозначение"/>
          </table:table-cell>
          <table:table-cell table:style-name="Перечень_5f_элементов.B30" office:value-type="string">
            <text:p text:style-name="Наименование"/>
          </table:table-cell>
          <table:table-cell table:style-name="Перечень_5f_элементов.C30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J1</text:p>
          </table:table-cell>
          <table:table-cell table:style-name="Перечень_5f_элементов.B2" office:value-type="string">
            <text:p text:style-name="P4">Разъём ST BM10B-GHS-TBT 10-pin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J2</text:p>
          </table:table-cell>
          <table:table-cell table:style-name="Перечень_5f_элементов.B2" office:value-type="string">
            <text:p text:style-name="P4">Разъём USB Type-C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30" office:value-type="string">
            <text:p text:style-name="Поз._20_обозначение"/>
          </table:table-cell>
          <table:table-cell table:style-name="Перечень_5f_элементов.B30" office:value-type="string">
            <text:p text:style-name="Наименование"/>
          </table:table-cell>
          <table:table-cell table:style-name="Перечень_5f_элементов.C30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K1</text:p>
          </table:table-cell>
          <table:table-cell table:style-name="Перечень_5f_элементов.B2" office:value-type="string">
            <text:p text:style-name="P4">Разъём сервопривода 3-pin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30" office:value-type="string">
            <text:p text:style-name="Поз._20_обозначение"/>
          </table:table-cell>
          <table:table-cell table:style-name="Перечень_5f_элементов.B30" office:value-type="string">
            <text:p text:style-name="Наименование"/>
          </table:table-cell>
          <table:table-cell table:style-name="Перечень_5f_элементов.C30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L1</text:p>
          </table:table-cell>
          <table:table-cell table:style-name="Перечень_5f_элементов.B2" office:value-type="string">
            <text:p text:style-name="P4">Дроссель 22 мкГн 8x5 мм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30" office:value-type="string">
            <text:p text:style-name="Поз._20_обозначение"/>
          </table:table-cell>
          <table:table-cell table:style-name="Перечень_5f_элементов.B30" office:value-type="string">
            <text:p text:style-name="Наименование"/>
          </table:table-cell>
          <table:table-cell table:style-name="Перечень_5f_элементов.C30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P1</text:p>
          </table:table-cell>
          <table:table-cell table:style-name="Перечень_5f_элементов.B2" office:value-type="string">
            <text:p text:style-name="P4">Разъём B4B-PH-K(LF)(SN)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P2</text:p>
          </table:table-cell>
          <table:table-cell table:style-name="Перечень_5f_элементов.B2" office:value-type="string">
            <text:p text:style-name="P4">Разъём датчика угла JST-6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P3</text:p>
          </table:table-cell>
          <table:table-cell table:style-name="Перечень_5f_элементов.B2" office:value-type="string">
            <text:p text:style-name="P4">Клеммник питания B7B-PH-KL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P4</text:p>
          </table:table-cell>
          <table:table-cell table:style-name="Перечень_5f_элементов.B2" office:value-type="string">
            <text:p text:style-name="P4">Клеммник входа "+"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P5</text:p>
          </table:table-cell>
          <table:table-cell table:style-name="Перечень_5f_элементов.B2" office:value-type="string">
            <text:p text:style-name="P4">Клеммник входа "-"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P6</text:p>
          </table:table-cell>
          <table:table-cell table:style-name="Перечень_5f_элементов.B2" office:value-type="string">
            <text:p text:style-name="P4">Клеммник подключения двигателя 3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P7</text:p>
          </table:table-cell>
          <table:table-cell table:style-name="Перечень_5f_элементов.B2" office:value-type="string">
            <text:p text:style-name="P4">Клеммник подключения двигателя 2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P8</text:p>
          </table:table-cell>
          <table:table-cell table:style-name="Перечень_5f_элементов.B2" office:value-type="string">
            <text:p text:style-name="P4">Клеммник подключения двигателя 1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P9</text:p>
          </table:table-cell>
          <table:table-cell table:style-name="Перечень_5f_элементов.B2" office:value-type="string">
            <text:p text:style-name="P4">Разъём питания JST-6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30" office:value-type="string">
            <text:p text:style-name="Поз._20_обозначение"/>
          </table:table-cell>
          <table:table-cell table:style-name="Перечень_5f_элементов.B30" office:value-type="string">
            <text:p text:style-name="Наименование"/>
          </table:table-cell>
          <table:table-cell table:style-name="Перечень_5f_элементов.C30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Q1-Q6</text:p>
          </table:table-cell>
          <table:table-cell table:style-name="Перечень_5f_элементов.B2" office:value-type="string">
            <text:p text:style-name="P4">Транзистор IRFS7530TRLPBF</text:p>
          </table:table-cell>
          <table:table-cell table:style-name="Перечень_5f_элементов.B2" office:value-type="string">
            <text:p text:style-name="P5">6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30" office:value-type="string">
            <text:p text:style-name="Поз._20_обозначение"/>
          </table:table-cell>
          <table:table-cell table:style-name="Перечень_5f_элементов.B30" office:value-type="string">
            <text:p text:style-name="Наименование"/>
          </table:table-cell>
          <table:table-cell table:style-name="Перечень_5f_элементов.C30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1</text:p>
          </table:table-cell>
          <table:table-cell table:style-name="Перечень_5f_элементов.B2" office:value-type="string">
            <text:p text:style-name="P4">Чип резистор 39 кОм 0603 5%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2</text:p>
          </table:table-cell>
          <table:table-cell table:style-name="Перечень_5f_элементов.B2" office:value-type="string">
            <text:p text:style-name="P4">Чип резистор 2.2 кОм 0603 1%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6, R7</text:p>
          </table:table-cell>
          <table:table-cell table:style-name="Перечень_5f_элементов.B2" office:value-type="string">
            <text:p text:style-name="P4">Чип резистор 100 Ом 0603 1%</text:p>
          </table:table-cell>
          <table:table-cell table:style-name="Перечень_5f_элементов.B2" office:value-type="string">
            <text:p text:style-name="P5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8, R9</text:p>
          </table:table-cell>
          <table:table-cell table:style-name="Перечень_5f_элементов.B2" office:value-type="string">
            <text:p text:style-name="P4">Чип резистор 2.2 кОм 0603 1%</text:p>
          </table:table-cell>
          <table:table-cell table:style-name="Перечень_5f_элементов.B2" office:value-type="string">
            <text:p text:style-name="P5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61">
          <table:table-cell table:style-name="Перечень_5f_элементов.A2" office:value-type="string">
            <text:p text:style-name="P3">R10, R11</text:p>
          </table:table-cell>
          <table:table-cell table:style-name="Перечень_5f_элементов.B2" office:value-type="string">
            <text:p text:style-name="P4">Резистор-шунт 0 Ом 2 Вт</text:p>
          </table:table-cell>
          <table:table-cell table:style-name="Перечень_5f_элементов.B2" office:value-type="string">
            <text:p text:style-name="P5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2" office:value-type="string">
            <text:p text:style-name="P3">R12</text:p>
          </table:table-cell>
          <table:table-cell table:style-name="Перечень_5f_элементов.B2" office:value-type="string">
            <text:p text:style-name="P4">Резистор-перемычка 0 Ом 0603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13, R14</text:p>
          </table:table-cell>
          <table:table-cell table:style-name="Перечень_5f_элементов.B2" office:value-type="string">
            <text:p text:style-name="P4">Чип резистор 10 кОм 0603 1%</text:p>
          </table:table-cell>
          <table:table-cell table:style-name="Перечень_5f_элементов.B2" office:value-type="string">
            <text:p text:style-name="P5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15-R17</text:p>
          </table:table-cell>
          <table:table-cell table:style-name="Перечень_5f_элементов.B2" office:value-type="string">
            <text:p text:style-name="P4">Чип резистор 2.2 кОм 0603 1%</text:p>
          </table:table-cell>
          <table:table-cell table:style-name="Перечень_5f_элементов.B2" office:value-type="string">
            <text:p text:style-name="P5">3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18-R20</text:p>
          </table:table-cell>
          <table:table-cell table:style-name="Перечень_5f_элементов.B2" office:value-type="string">
            <text:p text:style-name="P4">Чип резистор 10 кОм 0603 1%</text:p>
          </table:table-cell>
          <table:table-cell table:style-name="Перечень_5f_элементов.B2" office:value-type="string">
            <text:p text:style-name="P5">3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21</text:p>
          </table:table-cell>
          <table:table-cell table:style-name="Перечень_5f_элементов.B2" office:value-type="string">
            <text:p text:style-name="P4">Термистор NTC 10 кОм 0603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22</text:p>
          </table:table-cell>
          <table:table-cell table:style-name="Перечень_5f_элементов.B2" office:value-type="string">
            <text:p text:style-name="P4">Чип резистор 10 кОм 0603 1%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23</text:p>
          </table:table-cell>
          <table:table-cell table:style-name="Перечень_5f_элементов.B2" office:value-type="string">
            <text:p text:style-name="P4">Чип резистор 18 кОм 0603 1%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24</text:p>
          </table:table-cell>
          <table:table-cell table:style-name="Перечень_5f_элементов.B2" office:value-type="string">
            <text:p text:style-name="P4">Чип резистор 3.3 кОм 0603 1%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25</text:p>
          </table:table-cell>
          <table:table-cell table:style-name="Перечень_5f_элементов.B2" office:value-type="string">
            <text:p text:style-name="P4">Чип резистор 10 кОм 0603 1%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26</text:p>
          </table:table-cell>
          <table:table-cell table:style-name="Перечень_5f_элементов.B2" office:value-type="string">
            <text:p text:style-name="P4">Чип резистор 15 кОм 0603 5%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27</text:p>
          </table:table-cell>
          <table:table-cell table:style-name="Перечень_5f_элементов.B2" office:value-type="string">
            <text:p text:style-name="P4">Чип резистор 220 кОм 0603 5%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28</text:p>
          </table:table-cell>
          <table:table-cell table:style-name="Перечень_5f_элементов.B2" office:value-type="string">
            <text:p text:style-name="P4">Чип резистор 1 МОм 0603 1%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29-R32</text:p>
          </table:table-cell>
          <table:table-cell table:style-name="Перечень_5f_элементов.B2" office:value-type="string">
            <text:p text:style-name="P4">Чип резистор 100 Ом 0603 1%</text:p>
          </table:table-cell>
          <table:table-cell table:style-name="Перечень_5f_элементов.B2" office:value-type="string">
            <text:p text:style-name="P5">4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33</text:p>
          </table:table-cell>
          <table:table-cell table:style-name="Перечень_5f_элементов.B2" office:value-type="string">
            <text:p text:style-name="P4">Чип резистор 39 кОм 0603 5%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34</text:p>
          </table:table-cell>
          <table:table-cell table:style-name="Перечень_5f_элементов.B2" office:value-type="string">
            <text:p text:style-name="P4">Чип резистор 2.2 кОм 0603 1%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35</text:p>
          </table:table-cell>
          <table:table-cell table:style-name="Перечень_5f_элементов.B2" office:value-type="string">
            <text:p text:style-name="P4">Чип резистор 39 кОм 0603 5%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36</text:p>
          </table:table-cell>
          <table:table-cell table:style-name="Перечень_5f_элементов.B2" office:value-type="string">
            <text:p text:style-name="P4">Чип резистор 2.2 кОм 0603 1%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37</text:p>
          </table:table-cell>
          <table:table-cell table:style-name="Перечень_5f_элементов.B2" office:value-type="string">
            <text:p text:style-name="P4">Чип резистор 39 кОм 0603 5%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38</text:p>
          </table:table-cell>
          <table:table-cell table:style-name="Перечень_5f_элементов.B2" office:value-type="string">
            <text:p text:style-name="P4">Чип резистор 2.2 кОм 0603 1%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39, R40</text:p>
          </table:table-cell>
          <table:table-cell table:style-name="Перечень_5f_элементов.B2" office:value-type="string">
            <text:p text:style-name="P4">Чип резистор 4.7 Ом 0603 1%</text:p>
          </table:table-cell>
          <table:table-cell table:style-name="Перечень_5f_элементов.B2" office:value-type="string">
            <text:p text:style-name="P5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41</text:p>
          </table:table-cell>
          <table:table-cell table:style-name="Перечень_5f_элементов.B2" office:value-type="string">
            <text:p text:style-name="P4">Чип резистор 39 кОм 0603 5%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42, R43</text:p>
          </table:table-cell>
          <table:table-cell table:style-name="Перечень_5f_элементов.B2" office:value-type="string">
            <text:p text:style-name="P4">Чип резистор 4.7 Ом 0603 1%</text:p>
          </table:table-cell>
          <table:table-cell table:style-name="Перечень_5f_элементов.B2" office:value-type="string">
            <text:p text:style-name="P5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44</text:p>
          </table:table-cell>
          <table:table-cell table:style-name="Перечень_5f_элементов.B2" office:value-type="string">
            <text:p text:style-name="P4">Чип резистор 39 кОм 0603 5%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45, R46</text:p>
          </table:table-cell>
          <table:table-cell table:style-name="Перечень_5f_элементов.B2" office:value-type="string">
            <text:p text:style-name="P4">Чип резистор 4.7 Ом 0603 1%</text:p>
          </table:table-cell>
          <table:table-cell table:style-name="Перечень_5f_элементов.B2" office:value-type="string">
            <text:p text:style-name="P5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47</text:p>
          </table:table-cell>
          <table:table-cell table:style-name="Перечень_5f_элементов.B2" office:value-type="string">
            <text:p text:style-name="P4">Чип резистор 39 кОм 0603 5%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48-R53</text:p>
          </table:table-cell>
          <table:table-cell table:style-name="Перечень_5f_элементов.B2" office:value-type="string">
            <text:p text:style-name="P4">Чип резистор 18 кОм 0603 1%</text:p>
          </table:table-cell>
          <table:table-cell table:style-name="Перечень_5f_элементов.B2" office:value-type="string">
            <text:p text:style-name="P5">6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54-R59</text:p>
          </table:table-cell>
          <table:table-cell table:style-name="Перечень_5f_элементов.B2" office:value-type="string">
            <text:p text:style-name="P4">Чип резистор 2.2 кОм 0603 1%</text:p>
          </table:table-cell>
          <table:table-cell table:style-name="Перечень_5f_элементов.B2" office:value-type="string">
            <text:p text:style-name="P5">6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60-R65</text:p>
          </table:table-cell>
          <table:table-cell table:style-name="Перечень_5f_элементов.B2" office:value-type="string">
            <text:p text:style-name="P4">Чип резистор 360 Ом 0603 1%</text:p>
          </table:table-cell>
          <table:table-cell table:style-name="Перечень_5f_элементов.B2" office:value-type="string">
            <text:p text:style-name="P5">6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R66-R71</text:p>
          </table:table-cell>
          <table:table-cell table:style-name="Перечень_5f_элементов.B2" office:value-type="string">
            <text:p text:style-name="P4">Чип резистор 16 Ом 2512 1%</text:p>
          </table:table-cell>
          <table:table-cell table:style-name="Перечень_5f_элементов.B2" office:value-type="string">
            <text:p text:style-name="P5">6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">R103, R104</text:p>
          </table:table-cell>
          <table:table-cell table:style-name="Перечень_5f_элементов.B2" office:value-type="string">
            <text:p text:style-name="P4">Чип резистор 5.1 кОм 0603</text:p>
          </table:table-cell>
          <table:table-cell table:style-name="Перечень_5f_элементов.B2" office:value-type="string">
            <text:p text:style-name="P5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30" office:value-type="string">
            <text:p text:style-name="Поз._20_обозначение"/>
          </table:table-cell>
          <table:table-cell table:style-name="Перечень_5f_элементов.B30" office:value-type="string">
            <text:p text:style-name="Наименование"/>
          </table:table-cell>
          <table:table-cell table:style-name="Перечень_5f_элементов.C30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61">
          <table:table-cell table:style-name="Перечень_5f_элементов.A2" office:value-type="string">
            <text:p text:style-name="P3">U1</text:p>
          </table:table-cell>
          <table:table-cell table:style-name="Перечень_5f_элементов.B2" office:value-type="string">
            <text:p text:style-name="P4">CAN приёмопередатчик SN65HVD232DR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2" office:value-type="string">
            <text:p text:style-name="P3">U2</text:p>
          </table:table-cell>
          <table:table-cell table:style-name="Перечень_5f_элементов.B2" office:value-type="string">
            <text:p text:style-name="P4">Микроконтроллер STM32F40X LQFP64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U3</text:p>
          </table:table-cell>
          <table:table-cell table:style-name="Перечень_5f_элементов.B2" office:value-type="string">
            <text:p text:style-name="P4">Драйвер двигателя DRV8302DCA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U4</text:p>
          </table:table-cell>
          <table:table-cell table:style-name="Перечень_5f_элементов.B2" office:value-type="string">
            <text:p text:style-name="P4">Стабилизатор напряжения TC2117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U11-U16</text:p>
          </table:table-cell>
          <table:table-cell table:style-name="Перечень_5f_элементов.B2" office:value-type="string">
            <text:p text:style-name="P4">Опто твердотельное реле CPC1002N 0603</text:p>
          </table:table-cell>
          <table:table-cell table:style-name="Перечень_5f_элементов.B2" office:value-type="string">
            <text:p text:style-name="P5">6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30" office:value-type="string">
            <text:p text:style-name="Поз._20_обозначение"/>
          </table:table-cell>
          <table:table-cell table:style-name="Перечень_5f_элементов.B30" office:value-type="string">
            <text:p text:style-name="Наименование"/>
          </table:table-cell>
          <table:table-cell table:style-name="Перечень_5f_элементов.C30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3">X2</text:p>
          </table:table-cell>
          <table:table-cell table:style-name="Перечень_5f_элементов.B2" office:value-type="string">
            <text:p text:style-name="P4">Кварцевый резонатор 8 МГц 10ppm</text:p>
          </table:table-cell>
          <table:table-cell table:style-name="Перечень_5f_элементов.B2" office:value-type="string">
            <text:p text:style-name="P5">1</text:p>
          </table:table-cell>
          <table:table-cell table:style-name="Перечень_5f_элементов.D99" office:value-type="string">
            <text:p text:style-name="Примечание"/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OpenGost Type B TT" svg:font-family="'OpenGost Type B TT'" style:font-adornments="Regular" style:font-pitch="variable"/>
    <style:font-face style:name="OpenGost Type B TT1" svg:font-family="'OpenGost Type B TT'" style:font-adornments="Regular" style:font-family-generic="swiss" style:font-pitch="variable"/>
  </office:font-face-decls>
  <office:styles>
    <draw:fill-image draw:name="ПервыйЛист1" xlink:href="Pictures/10002C26000052220000741E2A87D82B.svg" xlink:type="simple" xlink:show="embed" xlink:actuate="onLoad"/>
    <draw:fill-image draw:name="ПервыйЛист2" xlink:href="Pictures/10003054000052220000741EE6C08D99.svg" xlink:type="simple" xlink:show="embed" xlink:actuate="onLoad"/>
    <draw:fill-image draw:name="ПервыйЛист3" xlink:href="Pictures/100031F4000052220000741E82AB0F96.svg" xlink:type="simple" xlink:show="embed" xlink:actuate="onLoad"/>
    <draw:fill-image draw:name="ПервыйЛист4" xlink:href="Pictures/1000362E000052220000741E37BCE196.svg" xlink:type="simple" xlink:show="embed" xlink:actuate="onLoad"/>
    <draw:fill-image draw:name="ПоследующиеЛисты" xlink:href="Pictures/10001EFD000052220000741E216EAD6D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OpenGost Type B TT1" fo:font-family="'OpenGost Type B TT'" style:font-style-name="Regular" style:font-family-generic="swiss" style:font-pitch="variable" fo:font-size="14pt" style:font-name-asian="OpenGost Type B TT" style:font-family-asian="'OpenGost Type B TT'" style:font-style-name-asian="Regular" style:font-pitch-asian="variable" style:font-size-asian="14pt" style:font-name-complex="OpenGost Type B TT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" style:family="paragraph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Текст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Текст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Текст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Текст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оз._20_обозначение" style:display-name="Поз. обозначе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_20__28_заголовок_29_" style:display-name="Наименование (заголовок)" style:family="paragraph" style:parent-style-name="Значение_20_графы_20_таблицы" style:auto-update="true"/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/>
    <style:style style:name="Пустой" style:family="paragraph" style:parent-style-name="Текст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2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3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MP4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7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100%"/>
    </style:style>
    <style:style style:name="MP8" style:family="paragraph" style:parent-style-name="Заголовок_20_графы_20_форматной_20_рамки">
      <style:text-properties style:text-scale="90%"/>
    </style:style>
    <style:style style:name="MP9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10" style:family="paragraph" style:parent-style-name="Значение_20_графы_20_форматной_20_рамки_20__28_повёрнуто_29_">
      <style:text-properties fo:font-size="16pt" style:text-scale="100%"/>
    </style:style>
    <style:style style:name="MT1" style:family="text">
      <style:text-properties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 loext:margin-gutter="0cm">
        <style:background-image xlink:href="Pictures/10002C26000052220000741E2A87D82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 loext:margin-gutter="0cm">
        <style:background-image xlink:href="Pictures/10003054000052220000741EE6C08D99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 loext:margin-gutter="0cm">
        <style:background-image xlink:href="Pictures/100031F4000052220000741E82AB0F96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 loext:margin-gutter="0cm">
        <style:background-image xlink:href="Pictures/1000362E000052220000741E37BCE196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 loext:margin-gutter="0cm">
        <style:background-image xlink:href="Pictures/10001EFD000052220000741E216EAD6D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ПервыйЛист1" draw:fill-image-width="100%" draw:fill-image-height="100%" style:repeat="no-repeat" draw:fill-image-ref-point="top-left"/>
    </style:style>
    <style:style style:name="Mdp3" style:family="drawing-page">
      <style:drawing-page-properties draw:fill="bitmap" draw:background-size="border" draw:fill-image-name="ПервыйЛист2" draw:fill-image-width="100%" draw:fill-image-height="100%" style:repeat="no-repeat" draw:fill-image-ref-point="top-left"/>
    </style:style>
    <style:style style:name="Mdp4" style:family="drawing-page">
      <style:drawing-page-properties draw:fill="bitmap" draw:background-size="border" draw:fill-image-name="ПервыйЛист3" draw:fill-image-width="100%" draw:fill-image-height="100%" style:repeat="no-repeat" draw:fill-image-ref-point="top-left"/>
    </style:style>
    <style:style style:name="Mdp5" style:family="drawing-page">
      <style:drawing-page-properties draw:fill="bitmap" draw:background-size="border" draw:fill-image-name="ПервыйЛист4" draw:fill-image-width="100%" draw:fill-image-height="100%" style:repeat="no-repeat" draw:fill-image-ref-point="top-left"/>
    </style:style>
    <style:style style:name="Mdp6" style:family="drawing-page">
      <style:drawing-page-properties draw:fill="bitmap" draw:background-size="border" draw:fill-image-name="ПоследующиеЛисты" draw:fill-image-width="100%" draw:fill-image-height="100%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2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3" draw:style-name="Mdp1" style:next-style-name="Left_20_Page">
      <style:header>
        <text:p text:style-name="Header"/>
      </style:header>
    </style:master-page>
    <style:master-page style:name="Envelope" style:page-layout-name="Mpm4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HTML" style:page-layout-name="Mpm5" draw:style-name="Mdp1">
      <style:header>
        <text:p text:style-name="Header"/>
      </style:header>
    </style:master-page>
    <style:master-page style:name="Footnote" style:page-layout-name="Mpm6" draw:style-name="Mdp1">
      <style:header>
        <text:p text:style-name="Header"/>
      </style:header>
    </style:master-page>
    <style:master-page style:name="Endnote" style:page-layout-name="Mpm6" draw:style-name="Mdp1">
      <style:header>
        <text:p text:style-name="Header"/>
      </style:header>
    </style:master-page>
    <style:master-page style:name="Landscape" style:page-layout-name="Mpm7" draw:style-name="Mdp1">
      <style:header>
        <text:p text:style-name="Header"/>
      </style:header>
    </style:master-page>
    <style:master-page style:name="Первый_20_лист_20_1" style:display-name="Первый лист 1" style:page-layout-name="Mpm8" draw:style-name="Mdp2" style:next-style-name="Последующие_20_листы">
      <style:header>
        <text:p text:style-name="Текст"/>
      </style:header>
      <style:footer>
        <text:p text:style-name="Текст"><draw:frame draw:style-name="Mfr1" draw:name="Перв.1: 1 Наименование документа" text:anchor-type="paragraph" svg:x="8.5cm" svg:y="26.7cm" svg:width="7.001cm" svg:height="2.499cm" draw:z-index="102"><draw:text-box><text:p text:style-name="MP1"><text:span text:style-name="MT1">BLDC Driver 4.11<text:line-break/>Перечень элементов</text:span></text:p></draw:text-box></draw:frame><draw:frame draw:style-name="Mfr1" draw:name="Перв.1: 2 Обозначение документа" text:anchor-type="paragraph" svg:x="8.5cm" svg:y="25.201cm" svg:width="12cm" svg:height="1.499cm" draw:z-index="101"><draw:text-box><text:p text:style-name="MP2"/></draw:text-box></draw:frame><draw:frame draw:style-name="Mfr1" draw:name="Перв.1: 9 Наименование организации" text:anchor-type="paragraph" svg:x="15.499cm" svg:y="27.7cm" svg:width="5.001cm" svg:height="1.499cm" draw:z-index="100"><draw:text-box><text:p text:style-name="MP3">Benjamin Vedder</text:p></draw:text-box></draw:frame><draw:frame draw:style-name="Mfr2" draw:name="Перв.1: 4 Лит. (наименование)" text:anchor-type="paragraph" svg:x="15.499cm" svg:y="26.7cm" svg:width="1.499cm" svg:height="0.499cm" draw:z-index="99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98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97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96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95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94"><draw:text-box><text:p text:style-name="Значение_20_графы_20_форматной_20_рамки"><text:hidden-paragraph text:condition="ooow:Page == 1"/><text:s/><text:page-number text:select-page="current">1</text:page-number><text:s/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93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89"><draw:text-box><text:p text:style-name="Значение_20_графы_20_форматной_20_рамки"><text:page-count>4</text:page-count><text:s/></text:p></draw:text-box></draw:frame><draw:frame draw:style-name="Mfr2" draw:name="Перв.1: 10 Разраб. (наименование)" text:anchor-type="paragraph" svg:x="2cm" svg:y="26.7cm" svg:width="1.7cm" svg:height="0.499cm" draw:z-index="88"><draw:text-box><text:p text:style-name="MP4">Разраб.</text:p></draw:text-box></draw:frame><draw:frame draw:style-name="Mfr2" draw:name="Перв.1: 10 Пров. (наименование)" text:anchor-type="paragraph" svg:x="2cm" svg:y="27.199cm" svg:width="1.7cm" svg:height="0.499cm" draw:z-index="87"><draw:text-box><text:p text:style-name="MP4">Пров.</text:p></draw:text-box></draw:frame><draw:frame draw:style-name="Mfr1" draw:name="Перв.1: 10" text:anchor-type="paragraph" svg:x="2cm" svg:y="27.7cm" svg:width="1.7cm" svg:height="0.499cm" draw:z-index="86"><draw:text-box><text:p text:style-name="MP5"/></draw:text-box></draw:frame><draw:frame draw:style-name="Mfr2" draw:name="Перв.1: 10 Н. контр. (наименование)" text:anchor-type="paragraph" svg:x="2cm" svg:y="28.199cm" svg:width="1.7cm" svg:height="0.499cm" draw:z-index="85"><draw:text-box><text:p text:style-name="MP6">Н. контр.</text:p></draw:text-box></draw:frame><draw:frame draw:style-name="Mfr2" draw:name="Перв.1: 10 Утв. (наименование)" text:anchor-type="paragraph" svg:x="2cm" svg:y="28.7cm" svg:width="1.7cm" svg:height="0.499cm" draw:z-index="84"><draw:text-box><text:p text:style-name="MP4">Утв.</text:p></draw:text-box></draw:frame><draw:frame draw:style-name="Mfr1" draw:name="Перв.1: 11 Разраб." text:anchor-type="paragraph" svg:x="3.701cm" svg:y="26.7cm" svg:width="2.3cm" svg:height="0.499cm" draw:z-index="83"><draw:text-box><text:p text:style-name="MP5"/></draw:text-box></draw:frame><draw:frame draw:style-name="Mfr1" draw:name="Перв.1: 11 Пров." text:anchor-type="paragraph" svg:x="3.701cm" svg:y="27.199cm" svg:width="2.3cm" svg:height="0.499cm" draw:z-index="82"><draw:text-box><text:p text:style-name="MP5"/></draw:text-box></draw:frame><draw:frame draw:style-name="Mfr1" draw:name="Перв.1: 11" text:anchor-type="paragraph" svg:x="3.701cm" svg:y="27.7cm" svg:width="2.3cm" svg:height="0.499cm" draw:z-index="81"><draw:text-box><text:p text:style-name="MP5"/></draw:text-box></draw:frame><draw:frame draw:style-name="Mfr1" draw:name="Перв.1: 11 Н. контр." text:anchor-type="paragraph" svg:x="3.701cm" svg:y="28.199cm" svg:width="2.3cm" svg:height="0.499cm" draw:z-index="80"><draw:text-box><text:p text:style-name="MP5"/></draw:text-box></draw:frame><draw:frame draw:style-name="Mfr1" draw:name="Перв.1: 11 Утв." text:anchor-type="paragraph" svg:x="3.701cm" svg:y="28.7cm" svg:width="2.3cm" svg:height="0.499cm" draw:z-index="34"><draw:text-box><text:p text:style-name="MP7">Top level</text:p></draw:text-box></draw:frame><draw:frame draw:style-name="Mfr1" draw:name="Перв.1: 13 Разраб." text:anchor-type="paragraph" svg:x="7.5cm" svg:y="26.7cm" svg:width="1cm" svg:height="0.499cm" draw:z-index="21"><draw:text-box><text:p text:style-name="MP5"/></draw:text-box></draw:frame><draw:frame draw:style-name="Mfr1" draw:name="Перв.1: 13 Пров." text:anchor-type="paragraph" svg:x="7.5cm" svg:y="27.199cm" svg:width="1cm" svg:height="0.499cm" draw:z-index="20"><draw:text-box><text:p text:style-name="MP5"/></draw:text-box></draw:frame><draw:frame draw:style-name="Mfr1" draw:name="Перв.1: 13" text:anchor-type="paragraph" svg:x="7.5cm" svg:y="27.7cm" svg:width="1cm" svg:height="0.499cm" draw:z-index="19"><draw:text-box><text:p text:style-name="MP5"/></draw:text-box></draw:frame><draw:frame draw:style-name="Mfr1" draw:name="Перв.1: 13 Н. контр." text:anchor-type="paragraph" svg:x="7.5cm" svg:y="28.199cm" svg:width="1cm" svg:height="0.499cm" draw:z-index="18"><draw:text-box><text:p text:style-name="MP5"/></draw:text-box></draw:frame><draw:frame draw:style-name="Mfr1" draw:name="Перв.1: 13 Утв." text:anchor-type="paragraph" svg:x="7.5cm" svg:y="28.7cm" svg:width="1cm" svg:height="0.499cm" draw:z-index="17"><draw:text-box><text:p text:style-name="MP5"/></draw:text-box></draw:frame><draw:frame draw:style-name="Mfr2" draw:name="Перв.1: 14 Изм. (наименование)" text:anchor-type="paragraph" svg:x="2cm" svg:y="26.201cm" svg:width="0.7cm" svg:height="0.499cm" draw:z-index="16"><draw:text-box><text:p text:style-name="MP8">Изм.</text:p></draw:text-box></draw:frame><draw:frame draw:style-name="Mfr2" draw:name="Перв.1: 15 Лист (наименование)" text:anchor-type="paragraph" svg:x="2.701cm" svg:y="26.201cm" svg:width="1cm" svg:height="0.499cm" draw:z-index="15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14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13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12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11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10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9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8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7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6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5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4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3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2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1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text:s text:c="43"/></text:p>
      </style:footer>
    </style:master-page>
    <style:master-page style:name="Первый_20_лист_20_2" style:display-name="Первый лист 2" style:page-layout-name="Mpm9" draw:style-name="Mdp3" style:next-style-name="Последующие_20_листы">
      <style:header>
        <text:p text:style-name="Текст"/>
      </style:header>
      <style:footer>
        <text:p text:style-name="Текст"><draw:frame draw:style-name="Mfr1" draw:name="Перв.2: 1 Наименование документа" text:anchor-type="paragraph" svg:x="8.5cm" svg:y="26.7cm" svg:width="7.001cm" svg:height="2.499cm" draw:z-index="0"><draw:text-box><text:p text:style-name="MP1"><text:span text:style-name="MT1">BLDC Driver 4.11<text:line-break/>Перечень элементов</text:span>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3">Benjamin Vedder</text:p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s/><text:page-number text:select-page="current">0</text:page-number><text:s/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4</text:page-count><text:s/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2: 10" text:anchor-type="paragraph" svg:x="2cm" svg:y="27.7cm" svg:width="1.7cm" svg:height="0.499cm" draw:z-index="0"><draw:text-box><text:p text:style-name="MP5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5"/></draw:text-box></draw:frame><draw:frame draw:style-name="Mfr1" draw:name="Перв.2: 11 Пров." text:anchor-type="paragraph" svg:x="3.701cm" svg:y="27.199cm" svg:width="2.3cm" svg:height="0.499cm" draw:z-index="0"><draw:text-box><text:p text:style-name="MP5"/></draw:text-box></draw:frame><draw:frame draw:style-name="Mfr1" draw:name="Перв.2: 11" text:anchor-type="paragraph" svg:x="3.701cm" svg:y="27.7cm" svg:width="2.3cm" svg:height="0.499cm" draw:z-index="0"><draw:text-box><text:p text:style-name="MP5"/></draw:text-box></draw:frame><draw:frame draw:style-name="Mfr1" draw:name="Перв.2: 11 Н. контр." text:anchor-type="paragraph" svg:x="3.701cm" svg:y="28.199cm" svg:width="2.3cm" svg:height="0.499cm" draw:z-index="0"><draw:text-box><text:p text:style-name="MP5"/></draw:text-box></draw:frame><draw:frame draw:style-name="Mfr1" draw:name="Перв.2: 11 Утв." text:anchor-type="paragraph" svg:x="3.701cm" svg:y="28.7cm" svg:width="2.3cm" svg:height="0.499cm" draw:z-index="0"><draw:text-box><text:p text:style-name="MP7">Top level</text:p></draw:text-box></draw:frame><draw:frame draw:style-name="Mfr1" draw:name="Перв.2: 13 Разраб." text:anchor-type="paragraph" svg:x="7.5cm" svg:y="26.7cm" svg:width="1cm" svg:height="0.499cm" draw:z-index="0"><draw:text-box><text:p text:style-name="MP5"/></draw:text-box></draw:frame><draw:frame draw:style-name="Mfr1" draw:name="Перв.2: 13 Пров." text:anchor-type="paragraph" svg:x="7.5cm" svg:y="27.199cm" svg:width="1cm" svg:height="0.499cm" draw:z-index="0"><draw:text-box><text:p text:style-name="MP5"/></draw:text-box></draw:frame><draw:frame draw:style-name="Mfr1" draw:name="Перв.2: 13" text:anchor-type="paragraph" svg:x="7.5cm" svg:y="27.7cm" svg:width="1cm" svg:height="0.499cm" draw:z-index="0"><draw:text-box><text:p text:style-name="MP5"/></draw:text-box></draw:frame><draw:frame draw:style-name="Mfr1" draw:name="Перв.2: 13 Н. контр." text:anchor-type="paragraph" svg:x="7.5cm" svg:y="28.199cm" svg:width="1cm" svg:height="0.499cm" draw:z-index="0"><draw:text-box><text:p text:style-name="MP5"/></draw:text-box></draw:frame><draw:frame draw:style-name="Mfr1" draw:name="Перв.2: 13 Утв." text:anchor-type="paragraph" svg:x="7.5cm" svg:y="28.7cm" svg:width="1cm" svg:height="0.499cm" draw:z-index="0"><draw:text-box><text:p text:style-name="MP5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8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text:s text:c="47"/></text:p>
      </style:footer>
    </style:master-page>
    <style:master-page style:name="Первый_20_лист_20_3" style:display-name="Первый лист 3" style:page-layout-name="Mpm10" draw:style-name="Mdp4" style:next-style-name="Последующие_20_листы">
      <style:header>
        <text:p text:style-name="Текст"/>
      </style:header>
      <style:footer>
        <text:p text:style-name="Текст"><draw:frame draw:style-name="Mfr1" draw:name="Перв.3: 1 Наименование документа" text:anchor-type="paragraph" svg:x="8.5cm" svg:y="26.7cm" svg:width="7.001cm" svg:height="2.499cm" draw:z-index="0"><draw:text-box><text:p text:style-name="MP1"><text:span text:style-name="MT1">BLDC Driver 4.11<text:line-break/>Перечень элементов</text:span>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3">Benjamin Vedder</text:p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s/><text:page-number text:select-page="current">0</text:page-number><text:s/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4</text:page-count><text:s/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3: 10" text:anchor-type="paragraph" svg:x="2cm" svg:y="27.7cm" svg:width="1.7cm" svg:height="0.499cm" draw:z-index="0"><draw:text-box><text:p text:style-name="MP5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5"/></draw:text-box></draw:frame><draw:frame draw:style-name="Mfr1" draw:name="Перв.3: 11 Пров." text:anchor-type="paragraph" svg:x="3.701cm" svg:y="27.199cm" svg:width="2.3cm" svg:height="0.499cm" draw:z-index="0"><draw:text-box><text:p text:style-name="MP5"/></draw:text-box></draw:frame><draw:frame draw:style-name="Mfr1" draw:name="Перв.3: 11" text:anchor-type="paragraph" svg:x="3.701cm" svg:y="27.7cm" svg:width="2.3cm" svg:height="0.499cm" draw:z-index="0"><draw:text-box><text:p text:style-name="MP5"/></draw:text-box></draw:frame><draw:frame draw:style-name="Mfr1" draw:name="Перв.3: 11 Н. контр." text:anchor-type="paragraph" svg:x="3.701cm" svg:y="28.199cm" svg:width="2.3cm" svg:height="0.499cm" draw:z-index="0"><draw:text-box><text:p text:style-name="MP5"/></draw:text-box></draw:frame><draw:frame draw:style-name="Mfr1" draw:name="Перв.3: 11 Утв." text:anchor-type="paragraph" svg:x="3.701cm" svg:y="28.7cm" svg:width="2.3cm" svg:height="0.499cm" draw:z-index="0"><draw:text-box><text:p text:style-name="MP7">Top level</text:p></draw:text-box></draw:frame><draw:frame draw:style-name="Mfr1" draw:name="Перв.3: 13 Разраб." text:anchor-type="paragraph" svg:x="7.5cm" svg:y="26.7cm" svg:width="1cm" svg:height="0.499cm" draw:z-index="0"><draw:text-box><text:p text:style-name="MP5"/></draw:text-box></draw:frame><draw:frame draw:style-name="Mfr1" draw:name="Перв.3: 13 Пров." text:anchor-type="paragraph" svg:x="7.5cm" svg:y="27.199cm" svg:width="1cm" svg:height="0.499cm" draw:z-index="0"><draw:text-box><text:p text:style-name="MP5"/></draw:text-box></draw:frame><draw:frame draw:style-name="Mfr1" draw:name="Перв.3: 13" text:anchor-type="paragraph" svg:x="7.5cm" svg:y="27.7cm" svg:width="1cm" svg:height="0.499cm" draw:z-index="0"><draw:text-box><text:p text:style-name="MP5"/></draw:text-box></draw:frame><draw:frame draw:style-name="Mfr1" draw:name="Перв.3: 13 Н. контр." text:anchor-type="paragraph" svg:x="7.5cm" svg:y="28.199cm" svg:width="1cm" svg:height="0.499cm" draw:z-index="0"><draw:text-box><text:p text:style-name="MP5"/></draw:text-box></draw:frame><draw:frame draw:style-name="Mfr1" draw:name="Перв.3: 13 Утв." text:anchor-type="paragraph" svg:x="7.5cm" svg:y="28.7cm" svg:width="1cm" svg:height="0.499cm" draw:z-index="0"><draw:text-box><text:p text:style-name="MP5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8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text:s text:c="47"/></text:p>
      </style:footer>
    </style:master-page>
    <style:master-page style:name="Первый_20_лист_20_4" style:display-name="Первый лист 4" style:page-layout-name="Mpm11" draw:style-name="Mdp5" style:next-style-name="Последующие_20_листы">
      <style:header>
        <text:p text:style-name="Текст"/>
      </style:header>
      <style:footer>
        <text:p text:style-name="Текст"><draw:frame draw:style-name="Mfr1" draw:name="Перв.4: 1 Наименование документа" text:anchor-type="paragraph" svg:x="8.5cm" svg:y="26.7cm" svg:width="7.001cm" svg:height="2.499cm" draw:z-index="0"><draw:text-box><text:p text:style-name="MP1"><text:span text:style-name="MT1">BLDC Driver 4.11<text:line-break/>Перечень элементов</text:span>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3">Benjamin Vedder</text:p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s/><text:page-number text:select-page="current">0</text:page-number><text:s/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4</text:page-count><text:s/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4: 10" text:anchor-type="paragraph" svg:x="2cm" svg:y="27.7cm" svg:width="1.7cm" svg:height="0.499cm" draw:z-index="0"><draw:text-box><text:p text:style-name="MP5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5"/></draw:text-box></draw:frame><draw:frame draw:style-name="Mfr1" draw:name="Перв.4: 11 Пров." text:anchor-type="paragraph" svg:x="3.701cm" svg:y="27.199cm" svg:width="2.3cm" svg:height="0.499cm" draw:z-index="0"><draw:text-box><text:p text:style-name="MP5"/></draw:text-box></draw:frame><draw:frame draw:style-name="Mfr1" draw:name="Перв.4: 11" text:anchor-type="paragraph" svg:x="3.701cm" svg:y="27.7cm" svg:width="2.3cm" svg:height="0.499cm" draw:z-index="0"><draw:text-box><text:p text:style-name="MP5"/></draw:text-box></draw:frame><draw:frame draw:style-name="Mfr1" draw:name="Перв.4: 11 Н. контр." text:anchor-type="paragraph" svg:x="3.701cm" svg:y="28.199cm" svg:width="2.3cm" svg:height="0.499cm" draw:z-index="0"><draw:text-box><text:p text:style-name="MP5"/></draw:text-box></draw:frame><draw:frame draw:style-name="Mfr1" draw:name="Перв.4: 11 Утв." text:anchor-type="paragraph" svg:x="3.701cm" svg:y="28.7cm" svg:width="2.3cm" svg:height="0.499cm" draw:z-index="0"><draw:text-box><text:p text:style-name="MP7">Top level</text:p></draw:text-box></draw:frame><draw:frame draw:style-name="Mfr1" draw:name="Перв.4: 13 Разраб." text:anchor-type="paragraph" svg:x="7.5cm" svg:y="26.7cm" svg:width="1cm" svg:height="0.499cm" draw:z-index="0"><draw:text-box><text:p text:style-name="MP5"/></draw:text-box></draw:frame><draw:frame draw:style-name="Mfr1" draw:name="Перв.4: 13 Пров." text:anchor-type="paragraph" svg:x="7.5cm" svg:y="27.199cm" svg:width="1cm" svg:height="0.499cm" draw:z-index="0"><draw:text-box><text:p text:style-name="MP5"/></draw:text-box></draw:frame><draw:frame draw:style-name="Mfr1" draw:name="Перв.4: 13" text:anchor-type="paragraph" svg:x="7.5cm" svg:y="27.7cm" svg:width="1cm" svg:height="0.499cm" draw:z-index="0"><draw:text-box><text:p text:style-name="MP5"/></draw:text-box></draw:frame><draw:frame draw:style-name="Mfr1" draw:name="Перв.4: 13 Н. контр." text:anchor-type="paragraph" svg:x="7.5cm" svg:y="28.199cm" svg:width="1cm" svg:height="0.499cm" draw:z-index="0"><draw:text-box><text:p text:style-name="MP5"/></draw:text-box></draw:frame><draw:frame draw:style-name="Mfr1" draw:name="Перв.4: 13 Утв." text:anchor-type="paragraph" svg:x="7.5cm" svg:y="28.7cm" svg:width="1cm" svg:height="0.499cm" draw:z-index="0"><draw:text-box><text:p text:style-name="MP5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8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text:s text:c="51"/></text:p>
      </style:footer>
    </style:master-page>
    <style:master-page style:name="Последующие_20_листы" style:display-name="Последующие листы" style:page-layout-name="Mpm12" draw:style-name="Mdp6">
      <style:header>
        <text:p text:style-name="Текст"/>
      </style:header>
      <style:footer>
        <text:p text:style-name="Текст"><draw:frame draw:style-name="Mfr2" draw:name="Прочие: 2 Обозначение документа" text:anchor-type="paragraph" svg:x="8.5cm" svg:y="27.7cm" svg:width="11cm" svg:height="1.499cm" draw:z-index="24"><draw:text-box><text:p text:style-name="MP9"/></draw:text-box></draw:frame><draw:frame draw:style-name="Mfr2" draw:name="Прочие: 7 Лист (наименование)" text:anchor-type="paragraph" svg:x="19.5cm" svg:y="27.7cm" svg:width="1cm" svg:height="0.7cm" draw:z-index="27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30"><draw:text-box><text:p text:style-name="Значение_20_графы_20_форматной_20_рамки"><text:page-number text:select-page="current">4</text:page-number><text:s/></text:p></draw:text-box></draw:frame><draw:frame draw:style-name="Mfr2" draw:name="Прочие: 14 Изм. (наименование)" text:anchor-type="paragraph" svg:x="2cm" svg:y="28.7cm" svg:width="0.7cm" svg:height="0.499cm" draw:z-index="33"><draw:text-box><text:p text:style-name="MP8">Изм.</text:p></draw:text-box></draw:frame><draw:frame draw:style-name="Mfr2" draw:name="Прочие: 15 Лист (наименование)" text:anchor-type="paragraph" svg:x="2.701cm" svg:y="28.7cm" svg:width="1cm" svg:height="0.499cm" draw:z-index="37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40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43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46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49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52"><draw:text-box><text:p text:style-name="MP10"/></draw:text-box></draw:frame><draw:frame draw:style-name="Mfr2" draw:name="Прочие: 20 Подп. и дата (наименование)" text:anchor-type="paragraph" svg:x="0.801cm" svg:y="23.2cm" svg:width="0.499cm" svg:height="3.5cm" draw:z-index="55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58"><draw:text-box><text:p text:style-name="MP10"/></draw:text-box></draw:frame><draw:frame draw:style-name="Mfr2" draw:name="Прочие: 21 Взам. инв. № (наименование)" text:anchor-type="paragraph" svg:x="0.801cm" svg:y="20.699cm" svg:width="0.499cm" svg:height="2.499cm" draw:z-index="61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64"><draw:text-box><text:p text:style-name="MP10"/></draw:text-box></draw:frame><draw:frame draw:style-name="Mfr2" draw:name="Прочие: 22 Инв. № дубл. (наименование)" text:anchor-type="paragraph" svg:x="0.801cm" svg:y="18.2cm" svg:width="0.499cm" svg:height="2.499cm" draw:z-index="67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70"><draw:text-box><text:p text:style-name="MP10"/></draw:text-box></draw:frame><draw:frame draw:style-name="Mfr2" draw:name="Прочие: 23 Подп. и дата (наименование)" text:anchor-type="paragraph" svg:x="0.801cm" svg:y="14.7cm" svg:width="0.499cm" svg:height="3.5cm" draw:z-index="73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76"><draw:text-box><text:p text:style-name="MP10"/></draw:text-box></draw:frame><draw:frame draw:style-name="Mfr2" draw:name="Прочие: 31 Копировал (наименование)" text:anchor-type="paragraph" svg:x="9.5cm" svg:y="29.199cm" svg:height="0.499cm" draw:z-index="79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92"><draw:text-box fo:min-width="1cm"><text:p text:style-name="Заголовок_20_графы_20_форматной_20_рамки">Формат А4</text:p></draw:text-box></draw:frame><text:s text:c="20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8T22:23:47.691962700</meta:creation-date>
    <meta:editing-duration>PT6M43S</meta:editing-duration>
    <meta:editing-cycles>4</meta:editing-cycles>
    <meta:generator>LibreOffice/25.2.3.2$Windows_X86_64 LibreOffice_project/bbb074479178df812d175f709636b368952c2ce3</meta:generator>
    <dc:date>2025-05-08T22:30:55.104774300</dc:date>
    <meta:document-statistic meta:table-count="1" meta:image-count="0" meta:object-count="0" meta:page-count="4" meta:paragraph-count="387" meta:word-count="840" meta:character-count="4307" meta:non-whitespace-character-count="3634"/>
    <meta:template xlink:type="simple" xlink:actuate="onRequest" xlink:title="Перечень элементов" xlink:href="../../../AppData/Roaming/LibreOffice/4/user/template/Перечень%20элементов.ott" meta:date="2025-05-08T22:23:47.532045800"/>
  </office:meta>
</office:document-meta>
</file>